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371cm"/>
    </style:style>
    <style:style style:name="co10" style:family="table-column">
      <style:table-column-properties fo:break-before="auto" style:column-width="2.965cm"/>
    </style:style>
    <style:style style:name="co11" style:family="table-column">
      <style:table-column-properties fo:break-before="auto" style:column-width="3.963cm"/>
    </style:style>
    <style:style style:name="co12" style:family="table-column">
      <style:table-column-properties fo:break-before="auto" style:column-width="10.96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5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1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style:font-name-asian="Segoe UI" style:font-size-asian="12pt" style:font-name-complex="Tahoma" style:font-size-complex="12pt"/>
    </style:style>
    <style:style style:name="ce37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1" fo:font-size="12pt" style:font-size-asian="12pt" style:font-size-complex="12pt"/>
    </style:style>
    <style:style style:name="ce38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00">
      <style:table-cell-properties style:text-align-source="value-type" style:repeat-content="false" style:vertical-align="bottom"/>
      <style:paragraph-properties fo:margin-left="0cm"/>
      <style:text-properties style:font-name="Liberation Sans" fo:font-size="12pt" fo:language="en" fo:country="US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00">
      <style:table-cell-properties style:text-align-source="value-type" style:repeat-content="false" fo:wrap-option="wrap" style:vertical-align="bottom"/>
      <style:paragraph-properties fo:margin-left="0cm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athyg_24_reduced_m10" table:style-name="ta1" table:print-ranges="athyg_24_reduced_m10.L162:athyg_24_reduced_m10.L16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yer</text:p>
          </table:table-cell>
          <table:table-cell office:value-type="string" calcext:value-type="string">
            <text:p>fla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ull_letter</text:p>
          </table:table-cell>
          <table:table-cell office:value-type="string" calcext:value-type="string">
            <text:p>const_genitive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float" office:value="1304800" calcext:value-type="float">
            <text:p>1304800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Ep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ioth</text:p>
          </table:table-cell>
          <table:table-cell office:value-type="float" office:value="12.90045361" calcext:value-type="float">
            <text:p>12,90045361</text:p>
          </table:table-cell>
          <table:table-cell office:value-type="float" office:value="55.95984301" calcext:value-type="float">
            <text:p>55,95984301</text:p>
          </table:table-cell>
          <table:table-cell office:value-type="float" office:value="1.76" calcext:value-type="float">
            <text:p>1,76</text:p>
          </table:table-cell>
          <table:table-cell table:formula="of:=VLOOKUP(MID([.C2];1;3);[$Conversion.$B$3:.$C$26];2;0)" office:value-type="string" office:string-value="Epsilon" calcext:value-type="string">
            <text:p>Epsilon</text:p>
          </table:table-cell>
          <table:table-cell table:formula="of:=VLOOKUP([.E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];&quot;_&quot;;[.K2]))" office:value-type="string" office:string-value="https://en.wikipedia.org/wiki/Epsilon_Ursae_Majoris" calcext:value-type="string">
            <text:p>https://en.wikipedia.org/wiki/Epsilon_Ursae_Majoris</text:p>
          </table:table-cell>
        </table:table-row>
        <table:table-row table:style-name="ro1">
          <table:table-cell office:value-type="float" office:value="1154608" calcext:value-type="float">
            <text:p>1154608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Al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Dubhe</text:p>
          </table:table-cell>
          <table:table-cell office:value-type="float" office:value="11.06217691" calcext:value-type="float">
            <text:p>11,06217691</text:p>
          </table:table-cell>
          <table:table-cell office:value-type="float" office:value="61.75111888" calcext:value-type="float">
            <text:p>61,75111888</text:p>
          </table:table-cell>
          <table:table-cell office:value-type="float" office:value="1.81" calcext:value-type="float">
            <text:p>1,81</text:p>
          </table:table-cell>
          <table:table-cell table:formula="of:=VLOOKUP(MID([.C3];1;3);[$Conversion.$B$3:.$C$26];2;0)" office:value-type="string" office:string-value="Alpha" calcext:value-type="string">
            <text:p>Alpha</text:p>
          </table:table-cell>
          <table:table-cell table:formula="of:=VLOOKUP([.E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];&quot;_&quot;;[.K3]))" office:value-type="string" office:string-value="https://en.wikipedia.org/wiki/Alpha_Ursae_Majoris" calcext:value-type="string">
            <text:p>https://en.wikipedia.org/wiki/Alpha_Ursae_Majoris</text:p>
          </table:table-cell>
        </table:table-row>
        <table:table-row table:style-name="ro1">
          <table:table-cell office:value-type="float" office:value="1377079" calcext:value-type="float">
            <text:p>1377079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Et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kaid</text:p>
          </table:table-cell>
          <table:table-cell office:value-type="float" office:value="13.79237392" calcext:value-type="float">
            <text:p>13,79237392</text:p>
          </table:table-cell>
          <table:table-cell office:value-type="float" office:value="49.31330288" calcext:value-type="float">
            <text:p>49,31330288</text:p>
          </table:table-cell>
          <table:table-cell office:value-type="float" office:value="1.85" calcext:value-type="float">
            <text:p>1,85</text:p>
          </table:table-cell>
          <table:table-cell table:formula="of:=VLOOKUP(MID([.C4];1;3);[$Conversion.$B$3:.$C$26];2;0)" office:value-type="string" office:string-value="Eta" calcext:value-type="string">
            <text:p>Eta</text:p>
          </table:table-cell>
          <table:table-cell table:formula="of:=VLOOKUP([.E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4];&quot;_&quot;;[.K4]))" office:value-type="string" office:string-value="https://en.wikipedia.org/wiki/Eta_Ursae_Majoris" calcext:value-type="string">
            <text:p>https://en.wikipedia.org/wiki/Eta_Ursae_Majoris</text:p>
          </table:table-cell>
        </table:table-row>
        <table:table-row table:style-name="ro1">
          <table:table-cell office:value-type="float" office:value="1343569" calcext:value-type="float">
            <text:p>1343569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Ze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izar</text:p>
          </table:table-cell>
          <table:table-cell office:value-type="float" office:value="13.39872774" calcext:value-type="float">
            <text:p>13,39872774</text:p>
          </table:table-cell>
          <table:table-cell office:value-type="float" office:value="54.92541525" calcext:value-type="float">
            <text:p>54,92541525</text:p>
          </table:table-cell>
          <table:table-cell office:value-type="float" office:value="2.23" calcext:value-type="float">
            <text:p>2,23</text:p>
          </table:table-cell>
          <table:table-cell table:formula="of:=VLOOKUP(MID([.C5];1;3);[$Conversion.$B$3:.$C$26];2;0)" office:value-type="string" office:string-value="Zeta" calcext:value-type="string">
            <text:p>Zeta</text:p>
          </table:table-cell>
          <table:table-cell table:formula="of:=VLOOKUP([.E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5];&quot;_&quot;;[.K5]))" office:value-type="string" office:string-value="https://en.wikipedia.org/wiki/Zeta_Ursae_Majoris" calcext:value-type="string">
            <text:p>https://en.wikipedia.org/wiki/Zeta_Ursae_Majoris</text:p>
          </table:table-cell>
        </table:table-row>
        <table:table-row table:style-name="ro1">
          <table:table-cell office:value-type="float" office:value="1151532" calcext:value-type="float">
            <text:p>1151532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B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erak</text:p>
          </table:table-cell>
          <table:table-cell office:value-type="float" office:value="11.0306641" calcext:value-type="float">
            <text:p>11,0306641</text:p>
          </table:table-cell>
          <table:table-cell office:value-type="float" office:value="56.38234478" calcext:value-type="float">
            <text:p>56,38234478</text:p>
          </table:table-cell>
          <table:table-cell office:value-type="float" office:value="2.34" calcext:value-type="float">
            <text:p>2,34</text:p>
          </table:table-cell>
          <table:table-cell table:formula="of:=VLOOKUP(MID([.C6];1;3);[$Conversion.$B$3:.$C$26];2;0)" office:value-type="string" office:string-value="Beta" calcext:value-type="string">
            <text:p>Beta</text:p>
          </table:table-cell>
          <table:table-cell table:formula="of:=VLOOKUP([.E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6];&quot;_&quot;;[.K6]))" office:value-type="string" office:string-value="https://en.wikipedia.org/wiki/Beta_Ursae_Majoris" calcext:value-type="string">
            <text:p>https://en.wikipedia.org/wiki/Beta_Ursae_Majoris</text:p>
          </table:table-cell>
        </table:table-row>
        <table:table-row table:style-name="ro1">
          <table:table-cell office:value-type="float" office:value="1224714" calcext:value-type="float">
            <text:p>1224714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Ga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Phecda</text:p>
          </table:table-cell>
          <table:table-cell office:value-type="float" office:value="11.89717879" calcext:value-type="float">
            <text:p>11,89717879</text:p>
          </table:table-cell>
          <table:table-cell office:value-type="float" office:value="53.6947574" calcext:value-type="float">
            <text:p>53,6947574</text:p>
          </table:table-cell>
          <table:table-cell office:value-type="float" office:value="2.41" calcext:value-type="float">
            <text:p>2,41</text:p>
          </table:table-cell>
          <table:table-cell table:formula="of:=VLOOKUP(MID([.C7];1;3);[$Conversion.$B$3:.$C$26];2;0)" office:value-type="string" office:string-value="Gamma" calcext:value-type="string">
            <text:p>Gamma</text:p>
          </table:table-cell>
          <table:table-cell table:formula="of:=VLOOKUP([.E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7];&quot;_&quot;;[.K7]))" office:value-type="string" office:string-value="https://en.wikipedia.org/wiki/Gamma_Ursae_Majoris" calcext:value-type="string">
            <text:p>https://en.wikipedia.org/wiki/Gamma_Ursae_Majoris</text:p>
          </table:table-cell>
        </table:table-row>
        <table:table-row table:style-name="ro1">
          <table:table-cell office:value-type="float" office:value="1163461" calcext:value-type="float">
            <text:p>1163461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Ps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16105775" calcext:value-type="float">
            <text:p>11,16105775</text:p>
          </table:table-cell>
          <table:table-cell office:value-type="float" office:value="44.49848342" calcext:value-type="float">
            <text:p>44,49848342</text:p>
          </table:table-cell>
          <table:table-cell office:value-type="float" office:value="3" calcext:value-type="float">
            <text:p>3</text:p>
          </table:table-cell>
          <table:table-cell table:formula="of:=VLOOKUP(MID([.C8];1;3);[$Conversion.$B$3:.$C$26];2;0)" office:value-type="string" office:string-value="Psi" calcext:value-type="string">
            <text:p>Psi</text:p>
          </table:table-cell>
          <table:table-cell table:formula="of:=VLOOKUP([.E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8];&quot;_&quot;;[.K8]))" office:value-type="string" office:string-value="https://en.wikipedia.org/wiki/Psi_Ursae_Majoris" calcext:value-type="string">
            <text:p>https://en.wikipedia.org/wiki/Psi_Ursae_Majoris</text:p>
          </table:table-cell>
        </table:table-row>
        <table:table-row table:style-name="ro1">
          <table:table-cell office:value-type="float" office:value="1087501" calcext:value-type="float">
            <text:p>1087501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M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nia Australis</text:p>
          </table:table-cell>
          <table:table-cell office:value-type="float" office:value="10.37215027" calcext:value-type="float">
            <text:p>10,37215027</text:p>
          </table:table-cell>
          <table:table-cell office:value-type="float" office:value="41.4995165" calcext:value-type="float">
            <text:p>41,4995165</text:p>
          </table:table-cell>
          <table:table-cell office:value-type="float" office:value="3.06" calcext:value-type="float">
            <text:p>3,06</text:p>
          </table:table-cell>
          <table:table-cell table:formula="of:=VLOOKUP(MID([.C9];1;3);[$Conversion.$B$3:.$C$26];2;0)" office:value-type="string" office:string-value="Mu" calcext:value-type="string">
            <text:p>Mu</text:p>
          </table:table-cell>
          <table:table-cell table:formula="of:=VLOOKUP([.E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9];&quot;_&quot;;[.K9]))" office:value-type="string" office:string-value="https://en.wikipedia.org/wiki/Mu_Ursae_Majoris" calcext:value-type="string">
            <text:p>https://en.wikipedia.org/wiki/Mu_Ursae_Majoris</text:p>
          </table:table-cell>
        </table:table-row>
        <table:table-row table:style-name="ro1">
          <table:table-cell office:value-type="float" office:value="941942" calcext:value-type="float">
            <text:p>941942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I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litha</text:p>
          </table:table-cell>
          <table:table-cell office:value-type="float" office:value="8.986828" calcext:value-type="float">
            <text:p>8,986828</text:p>
          </table:table-cell>
          <table:table-cell office:value-type="float" office:value="48.041826" calcext:value-type="float">
            <text:p>48,041826</text:p>
          </table:table-cell>
          <table:table-cell office:value-type="float" office:value="3.12" calcext:value-type="float">
            <text:p>3,12</text:p>
          </table:table-cell>
          <table:table-cell table:formula="of:=VLOOKUP(MID([.C10];1;3);[$Conversion.$B$3:.$C$26];2;0)" office:value-type="string" office:string-value="Iota" calcext:value-type="string">
            <text:p>Iota</text:p>
          </table:table-cell>
          <table:table-cell table:formula="of:=VLOOKUP([.E1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0];&quot;_&quot;;[.K10]))" office:value-type="string" office:string-value="https://en.wikipedia.org/wiki/Iota_Ursae_Majoris" calcext:value-type="string">
            <text:p>https://en.wikipedia.org/wiki/Iota_Ursae_Majoris</text:p>
          </table:table-cell>
        </table:table-row>
        <table:table-row table:style-name="ro1">
          <table:table-cell office:value-type="float" office:value="1001802" calcext:value-type="float">
            <text:p>1001802</text:p>
          </table:table-cell>
          <table:table-cell office:value-type="float" office:value="46853" calcext:value-type="float">
            <text:p>46853</text:p>
          </table:table-cell>
          <table:table-cell office:value-type="string" calcext:value-type="string">
            <text:p>T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47715" calcext:value-type="float">
            <text:p>9,547715</text:p>
          </table:table-cell>
          <table:table-cell office:value-type="float" office:value="51.6773" calcext:value-type="float">
            <text:p>51,6773</text:p>
          </table:table-cell>
          <table:table-cell office:value-type="float" office:value="3.17" calcext:value-type="float">
            <text:p>3,17</text:p>
          </table:table-cell>
          <table:table-cell table:formula="of:=VLOOKUP(MID([.C11];1;3);[$Conversion.$B$3:.$C$26];2;0)" office:value-type="string" office:string-value="Theta" calcext:value-type="string">
            <text:p>Theta</text:p>
          </table:table-cell>
          <table:table-cell table:formula="of:=VLOOKUP([.E1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1];&quot;_&quot;;[.K11]))" office:value-type="string" office:string-value="https://en.wikipedia.org/wiki/Theta_Ursae_Majoris" calcext:value-type="string">
            <text:p>https://en.wikipedia.org/wiki/Theta_Ursae_Majoris</text:p>
          </table:table-cell>
        </table:table-row>
        <table:table-row table:style-name="ro1">
          <table:table-cell office:value-type="float" office:value="1254749" calcext:value-type="float">
            <text:p>1254749</text:p>
          </table:table-cell>
          <table:table-cell office:value-type="float" office:value="59774" calcext:value-type="float">
            <text:p>59774</text:p>
          </table:table-cell>
          <table:table-cell office:value-type="string" calcext:value-type="string">
            <text:p>De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egrez</text:p>
          </table:table-cell>
          <table:table-cell office:value-type="float" office:value="12.257086" calcext:value-type="float">
            <text:p>12,257086</text:p>
          </table:table-cell>
          <table:table-cell office:value-type="float" office:value="57.032617" calcext:value-type="float">
            <text:p>57,032617</text:p>
          </table:table-cell>
          <table:table-cell office:value-type="float" office:value="3.32" calcext:value-type="float">
            <text:p>3,32</text:p>
          </table:table-cell>
          <table:table-cell table:formula="of:=VLOOKUP(MID([.C12];1;3);[$Conversion.$B$3:.$C$26];2;0)" office:value-type="string" office:string-value="Delta" calcext:value-type="string">
            <text:p>Delta</text:p>
          </table:table-cell>
          <table:table-cell table:formula="of:=VLOOKUP([.E1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2];&quot;_&quot;;[.K12]))" office:value-type="string" office:string-value="https://en.wikipedia.org/wiki/Delta_Ursae_Majoris" calcext:value-type="string">
            <text:p>https://en.wikipedia.org/wiki/Delta_Ursae_Majoris</text:p>
          </table:table-cell>
        </table:table-row>
        <table:table-row table:style-name="ro1">
          <table:table-cell office:value-type="float" office:value="882500" calcext:value-type="float">
            <text:p>882500</text:p>
          </table:table-cell>
          <table:table-cell office:value-type="float" office:value="41704" calcext:value-type="float">
            <text:p>41704</text:p>
          </table:table-cell>
          <table:table-cell office:value-type="string" calcext:value-type="string">
            <text:p>O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uscida</text:p>
          </table:table-cell>
          <table:table-cell office:value-type="float" office:value="8.504431" calcext:value-type="float">
            <text:p>8,504431</text:p>
          </table:table-cell>
          <table:table-cell office:value-type="float" office:value="60.718169" calcext:value-type="float">
            <text:p>60,718169</text:p>
          </table:table-cell>
          <table:table-cell office:value-type="float" office:value="3.35" calcext:value-type="float">
            <text:p>3,35</text:p>
          </table:table-cell>
          <table:table-cell table:formula="of:=VLOOKUP(MID([.C13];1;3);[$Conversion.$B$3:.$C$26];2;0)" office:value-type="string" office:string-value="Omicron" calcext:value-type="string">
            <text:p>Omicron</text:p>
          </table:table-cell>
          <table:table-cell table:formula="of:=VLOOKUP([.E1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3];&quot;_&quot;;[.K13]))" office:value-type="string" office:string-value="https://en.wikipedia.org/wiki/Omicron_Ursae_Majoris" calcext:value-type="string">
            <text:p>https://en.wikipedia.org/wiki/Omicron_Ursae_Majoris</text:p>
          </table:table-cell>
        </table:table-row>
        <table:table-row table:style-name="ro1">
          <table:table-cell office:value-type="float" office:value="1078526" calcext:value-type="float">
            <text:p>1078526</text:p>
          </table:table-cell>
          <table:table-cell office:value-type="float" office:value="50372" calcext:value-type="float">
            <text:p>50372</text:p>
          </table:table-cell>
          <table:table-cell office:value-type="string" calcext:value-type="string">
            <text:p>L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nia Borealis</text:p>
          </table:table-cell>
          <table:table-cell office:value-type="float" office:value="10.284952" calcext:value-type="float">
            <text:p>10,284952</text:p>
          </table:table-cell>
          <table:table-cell office:value-type="float" office:value="42.914365" calcext:value-type="float">
            <text:p>42,914365</text:p>
          </table:table-cell>
          <table:table-cell office:value-type="float" office:value="3.45" calcext:value-type="float">
            <text:p>3,45</text:p>
          </table:table-cell>
          <table:table-cell table:formula="of:=VLOOKUP(MID([.C14];1;3);[$Conversion.$B$3:.$C$26];2;0)" office:value-type="string" office:string-value="Lambda" calcext:value-type="string">
            <text:p>Lambda</text:p>
          </table:table-cell>
          <table:table-cell table:formula="of:=VLOOKUP([.E1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4];&quot;_&quot;;[.K14]))" office:value-type="string" office:string-value="https://en.wikipedia.org/wiki/Lambda_Ursae_Majoris" calcext:value-type="string">
            <text:p>https://en.wikipedia.org/wiki/Lambda_Ursae_Majoris</text:p>
          </table:table-cell>
        </table:table-row>
        <table:table-row table:style-name="ro1">
          <table:table-cell office:value-type="float" office:value="1176044" calcext:value-type="float">
            <text:p>1176044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N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ula Borealis</text:p>
          </table:table-cell>
          <table:table-cell office:value-type="float" office:value="11.30798248" calcext:value-type="float">
            <text:p>11,30798248</text:p>
          </table:table-cell>
          <table:table-cell office:value-type="float" office:value="33.09430465" calcext:value-type="float">
            <text:p>33,09430465</text:p>
          </table:table-cell>
          <table:table-cell office:value-type="float" office:value="3.49" calcext:value-type="float">
            <text:p>3,49</text:p>
          </table:table-cell>
          <table:table-cell table:formula="of:=VLOOKUP(MID([.C15];1;3);[$Conversion.$B$3:.$C$26];2;0)" office:value-type="string" office:string-value="Nu" calcext:value-type="string">
            <text:p>Nu</text:p>
          </table:table-cell>
          <table:table-cell table:formula="of:=VLOOKUP([.E1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5];&quot;_&quot;;[.K15]))" office:value-type="string" office:string-value="https://en.wikipedia.org/wiki/Nu_Ursae_Majoris" calcext:value-type="string">
            <text:p>https://en.wikipedia.org/wiki/Nu_Ursae_Majoris</text:p>
          </table:table-cell>
        </table:table-row>
        <table:table-row table:style-name="ro1">
          <table:table-cell office:value-type="float" office:value="949805" calcext:value-type="float">
            <text:p>949805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Ka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kaphrah</text:p>
          </table:table-cell>
          <table:table-cell office:value-type="float" office:value="9.060427" calcext:value-type="float">
            <text:p>9,060427</text:p>
          </table:table-cell>
          <table:table-cell office:value-type="float" office:value="47.156525" calcext:value-type="float">
            <text:p>47,156525</text:p>
          </table:table-cell>
          <table:table-cell office:value-type="float" office:value="3.57" calcext:value-type="float">
            <text:p>3,57</text:p>
          </table:table-cell>
          <table:table-cell table:formula="of:=VLOOKUP(MID([.C16];1;3);[$Conversion.$B$3:.$C$26];2;0)" office:value-type="string" office:string-value="Kappa" calcext:value-type="string">
            <text:p>Kappa</text:p>
          </table:table-cell>
          <table:table-cell table:formula="of:=VLOOKUP([.E1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6];&quot;_&quot;;[.K16]))" office:value-type="string" office:string-value="https://en.wikipedia.org/wiki/Kappa_Ursae_Majoris" calcext:value-type="string">
            <text:p>https://en.wikipedia.org/wiki/Kappa_Ursae_Majoris</text:p>
          </table:table-cell>
        </table:table-row>
        <table:table-row table:style-name="ro1">
          <table:table-cell office:value-type="float" office:value="999529" calcext:value-type="float">
            <text:p>999529</text:p>
          </table:table-cell>
          <table:table-cell office:value-type="float" office:value="46733" calcext:value-type="float">
            <text:p>467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25453" calcext:value-type="float">
            <text:p>9,525453</text:p>
          </table:table-cell>
          <table:table-cell office:value-type="float" office:value="63.061861" calcext:value-type="float">
            <text:p>63,061861</text:p>
          </table:table-cell>
          <table:table-cell office:value-type="float" office:value="3.65" calcext:value-type="float">
            <text:p>3,65</text:p>
          </table:table-cell>
          <table:table-cell table:formula="of:=VLOOKUP(MID([.C17];1;3);[$Conversion.$B$3:.$C$26];2;0)" office:value-type="string" office:string-value="" calcext:value-type="error">
            <text:p>#N/D</text:p>
          </table:table-cell>
          <table:table-cell table:formula="of:=VLOOKUP([.E1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7];&quot;_&quot;;[.K17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213827" calcext:value-type="float">
            <text:p>1213827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Ch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Taiyangshou</text:p>
          </table:table-cell>
          <table:table-cell office:value-type="float" office:value="11.76750377" calcext:value-type="float">
            <text:p>11,76750377</text:p>
          </table:table-cell>
          <table:table-cell office:value-type="float" office:value="47.77940553" calcext:value-type="float">
            <text:p>47,77940553</text:p>
          </table:table-cell>
          <table:table-cell office:value-type="float" office:value="3.69" calcext:value-type="float">
            <text:p>3,69</text:p>
          </table:table-cell>
          <table:table-cell table:formula="of:=VLOOKUP(MID([.C18];1;3);[$Conversion.$B$3:.$C$26];2;0)" office:value-type="string" office:string-value="Chi" calcext:value-type="string">
            <text:p>Chi</text:p>
          </table:table-cell>
          <table:table-cell table:formula="of:=VLOOKUP([.E1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8];&quot;_&quot;;[.K18]))" office:value-type="string" office:string-value="https://en.wikipedia.org/wiki/Chi_Ursae_Majoris" calcext:value-type="string">
            <text:p>https://en.wikipedia.org/wiki/Chi_Ursae_Majoris</text:p>
          </table:table-cell>
        </table:table-row>
        <table:table-row table:style-name="ro1">
          <table:table-cell office:value-type="float" office:value="1033336" calcext:value-type="float">
            <text:p>1033336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Up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849867" calcext:value-type="float">
            <text:p>9,849867</text:p>
          </table:table-cell>
          <table:table-cell office:value-type="float" office:value="59.038735" calcext:value-type="float">
            <text:p>59,038735</text:p>
          </table:table-cell>
          <table:table-cell office:value-type="float" office:value="3.78" calcext:value-type="float">
            <text:p>3,78</text:p>
          </table:table-cell>
          <table:table-cell table:formula="of:=VLOOKUP(MID([.C19];1;3);[$Conversion.$B$3:.$C$26];2;0)" office:value-type="string" office:string-value="Upsilon" calcext:value-type="string">
            <text:p>Upsilon</text:p>
          </table:table-cell>
          <table:table-cell table:formula="of:=VLOOKUP([.E1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19];&quot;_&quot;;[.K19]))" office:value-type="string" office:string-value="https://en.wikipedia.org/wiki/Upsilon_Ursae_Majoris" calcext:value-type="string">
            <text:p>https://en.wikipedia.org/wiki/Upsilon_Ursae_Majoris</text:p>
          </table:table-cell>
        </table:table-row>
        <table:table-row table:style-name="ro1">
          <table:table-cell office:value-type="float" office:value="1345331" calcext:value-type="float">
            <text:p>1345331</text:p>
          </table:table-cell>
          <table:table-cell office:value-type="float" office:value="65477" calcext:value-type="float">
            <text:p>654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cor</text:p>
          </table:table-cell>
          <table:table-cell office:value-type="float" office:value="13.42042677" calcext:value-type="float">
            <text:p>13,42042677</text:p>
          </table:table-cell>
          <table:table-cell office:value-type="float" office:value="54.98795585" calcext:value-type="float">
            <text:p>54,98795585</text:p>
          </table:table-cell>
          <table:table-cell office:value-type="float" office:value="3.99" calcext:value-type="float">
            <text:p>3,99</text:p>
          </table:table-cell>
          <table:table-cell table:formula="of:=VLOOKUP(MID([.C20];1;3);[$Conversion.$B$3:.$C$26];2;0)" office:value-type="string" office:string-value="" calcext:value-type="error">
            <text:p>#N/D</text:p>
          </table:table-cell>
          <table:table-cell table:formula="of:=VLOOKUP([.E2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0];&quot;_&quot;;[.K20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175645" calcext:value-type="float">
            <text:p>1175645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Alula Australis</text:p>
          </table:table-cell>
          <table:table-cell office:value-type="float" office:value="11.30303213" calcext:value-type="float">
            <text:p>11,30303213</text:p>
          </table:table-cell>
          <table:table-cell office:value-type="float" office:value="31.52919433" calcext:value-type="float">
            <text:p>31,52919433</text:p>
          </table:table-cell>
          <table:table-cell office:value-type="float" office:value="4.33" calcext:value-type="float">
            <text:p>4,33</text:p>
          </table:table-cell>
          <table:table-cell table:formula="of:=VLOOKUP(MID([.C21];1;3);[$Conversion.$B$3:.$C$26];2;0)" office:value-type="string" office:string-value="Xi" calcext:value-type="string">
            <text:p>Xi</text:p>
          </table:table-cell>
          <table:table-cell table:formula="of:=VLOOKUP([.E2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1];&quot;_&quot;;[.K21]))" office:value-type="string" office:string-value="https://en.wikipedia.org/wiki/Xi_Ursae_Majoris" calcext:value-type="string">
            <text:p>https://en.wikipedia.org/wiki/Xi_Ursae_Majoris</text:p>
          </table:table-cell>
        </table:table-row>
        <table:table-row table:style-name="ro1">
          <table:table-cell office:value-type="float" office:value="959191" calcext:value-type="float">
            <text:p>959191</text:p>
          </table:table-cell>
          <table:table-cell office:value-type="float" office:value="44901" calcext:value-type="float">
            <text:p>449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47863" calcext:value-type="float">
            <text:p>9,147863</text:p>
          </table:table-cell>
          <table:table-cell office:value-type="float" office:value="51.604648" calcext:value-type="float">
            <text:p>51,604648</text:p>
          </table:table-cell>
          <table:table-cell office:value-type="float" office:value="4.46" calcext:value-type="float">
            <text:p>4,46</text:p>
          </table:table-cell>
          <table:table-cell table:formula="of:=VLOOKUP(MID([.C22];1;3);[$Conversion.$B$3:.$C$26];2;0)" office:value-type="string" office:string-value="" calcext:value-type="error">
            <text:p>#N/D</text:p>
          </table:table-cell>
          <table:table-cell table:formula="of:=VLOOKUP([.E2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2];&quot;_&quot;;[.K22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005266" calcext:value-type="float">
            <text:p>1005266</text:p>
          </table:table-cell>
          <table:table-cell office:value-type="float" office:value="47006" calcext:value-type="float">
            <text:p>470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803986" calcext:value-type="float">
            <text:p>9,5803986</text:p>
          </table:table-cell>
          <table:table-cell office:value-type="float" office:value="52.05147831" calcext:value-type="float">
            <text:p>52,05147831</text:p>
          </table:table-cell>
          <table:table-cell office:value-type="float" office:value="4.47" calcext:value-type="float">
            <text:p>4,47</text:p>
          </table:table-cell>
          <table:table-cell table:formula="of:=VLOOKUP(MID([.C23];1;3);[$Conversion.$B$3:.$C$26];2;0)" office:value-type="string" office:string-value="" calcext:value-type="error">
            <text:p>#N/D</text:p>
          </table:table-cell>
          <table:table-cell table:formula="of:=VLOOKUP([.E2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3];&quot;_&quot;;[.K23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004652" calcext:value-type="float">
            <text:p>1004652</text:p>
          </table:table-cell>
          <table:table-cell office:value-type="float" office:value="46977" calcext:value-type="float">
            <text:p>469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57468362" calcext:value-type="float">
            <text:p>9,57468362</text:p>
          </table:table-cell>
          <table:table-cell office:value-type="float" office:value="69.83034343" calcext:value-type="float">
            <text:p>69,83034343</text:p>
          </table:table-cell>
          <table:table-cell office:value-type="float" office:value="4.54" calcext:value-type="float">
            <text:p>4,54</text:p>
          </table:table-cell>
          <table:table-cell table:formula="of:=VLOOKUP(MID([.C24];1;3);[$Conversion.$B$3:.$C$26];2;0)" office:value-type="string" office:string-value="" calcext:value-type="error">
            <text:p>#N/D</text:p>
          </table:table-cell>
          <table:table-cell table:formula="of:=VLOOKUP([.E2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4];&quot;_&quot;;[.K24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035228" calcext:value-type="float">
            <text:p>1035228</text:p>
          </table:table-cell>
          <table:table-cell office:value-type="float" office:value="48402" calcext:value-type="float">
            <text:p>48402</text:p>
          </table:table-cell>
          <table:table-cell office:value-type="string" calcext:value-type="string">
            <text:p>Ph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86843369" calcext:value-type="float">
            <text:p>9,86843369</text:p>
          </table:table-cell>
          <table:table-cell office:value-type="float" office:value="54.06433787" calcext:value-type="float">
            <text:p>54,06433787</text:p>
          </table:table-cell>
          <table:table-cell office:value-type="float" office:value="4.55" calcext:value-type="float">
            <text:p>4,55</text:p>
          </table:table-cell>
          <table:table-cell table:formula="of:=VLOOKUP(MID([.C25];1;3);[$Conversion.$B$3:.$C$26];2;0)" office:value-type="string" office:string-value="Phi" calcext:value-type="string">
            <text:p>Phi</text:p>
          </table:table-cell>
          <table:table-cell table:formula="of:=VLOOKUP([.E2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5];&quot;_&quot;;[.K25]))" office:value-type="string" office:string-value="https://en.wikipedia.org/wiki/Phi_Ursae_Majoris" calcext:value-type="string">
            <text:p>https://en.wikipedia.org/wiki/Phi_Ursae_Majoris</text:p>
          </table:table-cell>
        </table:table-row>
        <table:table-row table:style-name="ro1">
          <table:table-cell office:value-type="float" office:value="904292" calcext:value-type="float">
            <text:p>904292</text:p>
          </table:table-cell>
          <table:table-cell office:value-type="float" office:value="42527" calcext:value-type="float">
            <text:p>42527</text:p>
          </table:table-cell>
          <table:table-cell office:value-type="string" calcext:value-type="string">
            <text:p>Pi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8.67022864" calcext:value-type="float">
            <text:p>8,67022864</text:p>
          </table:table-cell>
          <table:table-cell office:value-type="float" office:value="64.32793567" calcext:value-type="float">
            <text:p>64,32793567</text:p>
          </table:table-cell>
          <table:table-cell office:value-type="float" office:value="4.59" calcext:value-type="float">
            <text:p>4,59</text:p>
          </table:table-cell>
          <table:table-cell table:formula="of:=VLOOKUP(MID([.C26];1;3);[$Conversion.$B$3:.$C$26];2;0)" office:value-type="string" office:string-value="" calcext:value-type="error">
            <text:p>#N/D</text:p>
          </table:table-cell>
          <table:table-cell table:formula="of:=VLOOKUP([.E2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6];&quot;_&quot;;[.K26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367403" calcext:value-type="float">
            <text:p>1367403</text:p>
          </table:table-cell>
          <table:table-cell office:value-type="float" office:value="66738" calcext:value-type="float">
            <text:p>6673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67896466" calcext:value-type="float">
            <text:p>13,67896466</text:p>
          </table:table-cell>
          <table:table-cell office:value-type="float" office:value="54.68163243" calcext:value-type="float">
            <text:p>54,68163243</text:p>
          </table:table-cell>
          <table:table-cell office:value-type="float" office:value="4.63" calcext:value-type="float">
            <text:p>4,63</text:p>
          </table:table-cell>
          <table:table-cell table:formula="of:=VLOOKUP(MID([.C27];1;3);[$Conversion.$B$3:.$C$26];2;0)" office:value-type="string" office:string-value="" calcext:value-type="error">
            <text:p>#N/D</text:p>
          </table:table-cell>
          <table:table-cell table:formula="of:=VLOOKUP([.E2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7];&quot;_&quot;;[.K27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139281" calcext:value-type="float">
            <text:p>1139281</text:p>
          </table:table-cell>
          <table:table-cell office:value-type="float" office:value="53295" calcext:value-type="float">
            <text:p>53295</text:p>
          </table:table-cell>
          <table:table-cell office:value-type="string" calcext:value-type="string">
            <text:p>O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89965019" calcext:value-type="float">
            <text:p>10,89965019</text:p>
          </table:table-cell>
          <table:table-cell office:value-type="float" office:value="43.18995877" calcext:value-type="float">
            <text:p>43,18995877</text:p>
          </table:table-cell>
          <table:table-cell office:value-type="float" office:value="4.66" calcext:value-type="float">
            <text:p>4,66</text:p>
          </table:table-cell>
          <table:table-cell table:formula="of:=VLOOKUP(MID([.C28];1;3);[$Conversion.$B$3:.$C$26];2;0)" office:value-type="string" office:string-value="Omega" calcext:value-type="string">
            <text:p>Omega</text:p>
          </table:table-cell>
          <table:table-cell table:formula="of:=VLOOKUP([.E2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8];&quot;_&quot;;[.K28]))" office:value-type="string" office:string-value="https://en.wikipedia.org/wiki/Omega_Ursae_Majoris" calcext:value-type="string">
            <text:p>https://en.wikipedia.org/wiki/Omega_Ursae_Majoris</text:p>
          </table:table-cell>
        </table:table-row>
        <table:table-row table:style-name="ro1">
          <table:table-cell office:value-type="float" office:value="962956" calcext:value-type="float">
            <text:p>962956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Ta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8196046" calcext:value-type="float">
            <text:p>9,18196046</text:p>
          </table:table-cell>
          <table:table-cell office:value-type="float" office:value="63.51363249" calcext:value-type="float">
            <text:p>63,51363249</text:p>
          </table:table-cell>
          <table:table-cell office:value-type="float" office:value="4.67" calcext:value-type="float">
            <text:p>4,67</text:p>
          </table:table-cell>
          <table:table-cell table:formula="of:=VLOOKUP(MID([.C29];1;3);[$Conversion.$B$3:.$C$26];2;0)" office:value-type="string" office:string-value="Tau" calcext:value-type="string">
            <text:p>Tau</text:p>
          </table:table-cell>
          <table:table-cell table:formula="of:=VLOOKUP([.E2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29];&quot;_&quot;;[.K29]))" office:value-type="string" office:string-value="https://en.wikipedia.org/wiki/Tau_Ursae_Majoris" calcext:value-type="string">
            <text:p>https://en.wikipedia.org/wiki/Tau_Ursae_Majoris</text:p>
          </table:table-cell>
        </table:table-row>
        <table:table-row table:style-name="ro1">
          <table:table-cell office:value-type="float" office:value="1105870" calcext:value-type="float">
            <text:p>1105870</text:p>
          </table:table-cell>
          <table:table-cell office:value-type="float" office:value="51658" calcext:value-type="float">
            <text:p>51658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55385806" calcext:value-type="float">
            <text:p>10,55385806</text:p>
          </table:table-cell>
          <table:table-cell office:value-type="float" office:value="40.42555611" calcext:value-type="float">
            <text:p>40,42555611</text:p>
          </table:table-cell>
          <table:table-cell office:value-type="float" office:value="4.72" calcext:value-type="float">
            <text:p>4,72</text:p>
          </table:table-cell>
          <table:table-cell table:formula="of:=VLOOKUP(MID([.C30];1;3);[$Conversion.$B$3:.$C$26];2;0)" office:value-type="string" office:string-value="" calcext:value-type="error">
            <text:p>#N/D</text:p>
          </table:table-cell>
          <table:table-cell table:formula="of:=VLOOKUP([.E30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0];&quot;_&quot;;[.K30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947855" calcext:value-type="float">
            <text:p>947855</text:p>
          </table:table-cell>
          <table:table-cell office:value-type="float" office:value="44390" calcext:value-type="float">
            <text:p>44390</text:p>
          </table:table-cell>
          <table:table-cell office:value-type="string" calcext:value-type="string">
            <text:p>R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04241466" calcext:value-type="float">
            <text:p>9,04241466</text:p>
          </table:table-cell>
          <table:table-cell office:value-type="float" office:value="67.62961701" calcext:value-type="float">
            <text:p>67,62961701</text:p>
          </table:table-cell>
          <table:table-cell office:value-type="float" office:value="4.74" calcext:value-type="float">
            <text:p>4,74</text:p>
          </table:table-cell>
          <table:table-cell table:formula="of:=VLOOKUP(MID([.C31];1;3);[$Conversion.$B$3:.$C$26];2;0)" office:value-type="string" office:string-value="Rho" calcext:value-type="string">
            <text:p>Rho</text:p>
          </table:table-cell>
          <table:table-cell table:formula="of:=VLOOKUP([.E31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1];&quot;_&quot;;[.K31]))" office:value-type="string" office:string-value="https://en.wikipedia.org/wiki/Rho_Ursae_Majoris" calcext:value-type="string">
            <text:p>https://en.wikipedia.org/wiki/Rho_Ursae_Majoris</text:p>
          </table:table-cell>
        </table:table-row>
        <table:table-row table:style-name="ro1">
          <table:table-cell office:value-type="float" office:value="1176942" calcext:value-type="float">
            <text:p>1176942</text:p>
          </table:table-cell>
          <table:table-cell office:value-type="float" office:value="55266" calcext:value-type="float">
            <text:p>5526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18864" calcext:value-type="float">
            <text:p>11,318864</text:p>
          </table:table-cell>
          <table:table-cell office:value-type="float" office:value="38.185557" calcext:value-type="float">
            <text:p>38,185557</text:p>
          </table:table-cell>
          <table:table-cell office:value-type="float" office:value="4.76" calcext:value-type="float">
            <text:p>4,76</text:p>
          </table:table-cell>
          <table:table-cell table:formula="of:=VLOOKUP(MID([.C32];1;3);[$Conversion.$B$3:.$C$26];2;0)" office:value-type="string" office:string-value="" calcext:value-type="error">
            <text:p>#N/D</text:p>
          </table:table-cell>
          <table:table-cell table:formula="of:=VLOOKUP([.E32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2];&quot;_&quot;;[.K32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961971" calcext:value-type="float">
            <text:p>961971</text:p>
          </table:table-cell>
          <table:table-cell office:value-type="float" office:value="45038" calcext:value-type="float">
            <text:p>45038</text:p>
          </table:table-cell>
          <table:table-cell office:value-type="string" calcext:value-type="string">
            <text:p>Sig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17320497" calcext:value-type="float">
            <text:p>9,17320497</text:p>
          </table:table-cell>
          <table:table-cell office:value-type="float" office:value="67.13400723" calcext:value-type="float">
            <text:p>67,13400723</text:p>
          </table:table-cell>
          <table:table-cell office:value-type="float" office:value="4.8" calcext:value-type="float">
            <text:p>4,8</text:p>
          </table:table-cell>
          <table:table-cell table:formula="of:=VLOOKUP(MID([.C33];1;3);[$Conversion.$B$3:.$C$26];2;0)" office:value-type="string" office:string-value="Sigma" calcext:value-type="string">
            <text:p>Sigma</text:p>
          </table:table-cell>
          <table:table-cell table:formula="of:=VLOOKUP([.E33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3];&quot;_&quot;;[.K33]))" office:value-type="string" office:string-value="https://en.wikipedia.org/wiki/Sigma_Ursae_Majoris" calcext:value-type="string">
            <text:p>https://en.wikipedia.org/wiki/Sigma_Ursae_Majoris</text:p>
          </table:table-cell>
        </table:table-row>
        <table:table-row table:style-name="ro1">
          <table:table-cell office:value-type="float" office:value="972303" calcext:value-type="float">
            <text:p>972303</text:p>
          </table:table-cell>
          <table:table-cell office:value-type="float" office:value="45493" calcext:value-type="float">
            <text:p>45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9.26981358" calcext:value-type="float">
            <text:p>9,26981358</text:p>
          </table:table-cell>
          <table:table-cell office:value-type="float" office:value="54.02185653" calcext:value-type="float">
            <text:p>54,02185653</text:p>
          </table:table-cell>
          <table:table-cell office:value-type="float" office:value="4.8" calcext:value-type="float">
            <text:p>4,8</text:p>
          </table:table-cell>
          <table:table-cell table:formula="of:=VLOOKUP(MID([.C34];1;3);[$Conversion.$B$3:.$C$26];2;0)" office:value-type="string" office:string-value="" calcext:value-type="error">
            <text:p>#N/D</text:p>
          </table:table-cell>
          <table:table-cell table:formula="of:=VLOOKUP([.E34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4];&quot;_&quot;;[.K34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175646" calcext:value-type="float">
            <text:p>1175646</text:p>
          </table:table-cell>
          <table:table-cell/>
          <table:table-cell office:value-type="string" calcext:value-type="string">
            <text:p>X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0303213" calcext:value-type="float">
            <text:p>11,30303213</text:p>
          </table:table-cell>
          <table:table-cell office:value-type="float" office:value="31.52919433" calcext:value-type="float">
            <text:p>31,52919433</text:p>
          </table:table-cell>
          <table:table-cell office:value-type="float" office:value="4.8" calcext:value-type="float">
            <text:p>4,8</text:p>
          </table:table-cell>
          <table:table-cell table:formula="of:=VLOOKUP(MID([.C35];1;3);[$Conversion.$B$3:.$C$26];2;0)" office:value-type="string" office:string-value="Xi" calcext:value-type="string">
            <text:p>Xi</text:p>
          </table:table-cell>
          <table:table-cell table:formula="of:=VLOOKUP([.E35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5];&quot;_&quot;;[.K35]))" office:value-type="string" office:string-value="https://en.wikipedia.org/wiki/Xi_Ursae_Majoris" calcext:value-type="string">
            <text:p>https://en.wikipedia.org/wiki/Xi_Ursae_Majoris</text:p>
          </table:table-cell>
        </table:table-row>
        <table:table-row table:style-name="ro1">
          <table:table-cell office:value-type="float" office:value="1101652" calcext:value-type="float">
            <text:p>1101652</text:p>
          </table:table-cell>
          <table:table-cell office:value-type="float" office:value="51459" calcext:value-type="float">
            <text:p>514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0.51043859" calcext:value-type="float">
            <text:p>10,51043859</text:p>
          </table:table-cell>
          <table:table-cell office:value-type="float" office:value="55.98053929" calcext:value-type="float">
            <text:p>55,98053929</text:p>
          </table:table-cell>
          <table:table-cell office:value-type="float" office:value="4.82" calcext:value-type="float">
            <text:p>4,82</text:p>
          </table:table-cell>
          <table:table-cell table:formula="of:=VLOOKUP(MID([.C36];1;3);[$Conversion.$B$3:.$C$26];2;0)" office:value-type="string" office:string-value="" calcext:value-type="error">
            <text:p>#N/D</text:p>
          </table:table-cell>
          <table:table-cell table:formula="of:=VLOOKUP([.E36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6];&quot;_&quot;;[.K36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313286" calcext:value-type="float">
            <text:p>1313286</text:p>
          </table:table-cell>
          <table:table-cell office:value-type="float" office:value="63503" calcext:value-type="float">
            <text:p>635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3.012125" calcext:value-type="float">
            <text:p>13,012125</text:p>
          </table:table-cell>
          <table:table-cell office:value-type="float" office:value="56.366338" calcext:value-type="float">
            <text:p>56,366338</text:p>
          </table:table-cell>
          <table:table-cell office:value-type="float" office:value="4.93" calcext:value-type="float">
            <text:p>4,93</text:p>
          </table:table-cell>
          <table:table-cell table:formula="of:=VLOOKUP(MID([.C37];1;3);[$Conversion.$B$3:.$C$26];2;0)" office:value-type="string" office:string-value="" calcext:value-type="error">
            <text:p>#N/D</text:p>
          </table:table-cell>
          <table:table-cell table:formula="of:=VLOOKUP([.E37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7];&quot;_&quot;;[.K37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090591" calcext:value-type="float">
            <text:p>1090591</text:p>
          </table:table-cell>
          <table:table-cell office:value-type="float" office:value="50933" calcext:value-type="float">
            <text:p>50933</text:p>
          </table:table-cell>
          <table:table-cell table:number-columns-repeated="2"/>
          <table:table-cell office:value-type="string" calcext:value-type="string">
            <text:p>UMa</text:p>
          </table:table-cell>
          <table:table-cell/>
          <table:table-cell office:value-type="float" office:value="10.40217942" calcext:value-type="float">
            <text:p>10,40217942</text:p>
          </table:table-cell>
          <table:table-cell office:value-type="float" office:value="65.56642121" calcext:value-type="float">
            <text:p>65,56642121</text:p>
          </table:table-cell>
          <table:table-cell office:value-type="float" office:value="4.94" calcext:value-type="float">
            <text:p>4,94</text:p>
          </table:table-cell>
          <table:table-cell table:formula="of:=VLOOKUP(MID([.C38];1;3);[$Conversion.$B$3:.$C$26];2;0)" office:value-type="string" office:string-value="" calcext:value-type="error">
            <text:p>#N/D</text:p>
          </table:table-cell>
          <table:table-cell table:formula="of:=VLOOKUP([.E38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8];&quot;_&quot;;[.K38]))" office:value-type="string" office:string-value="" calcext:value-type="error">
            <text:p>#N/D</text:p>
          </table:table-cell>
        </table:table-row>
        <table:table-row table:style-name="ro1">
          <table:table-cell office:value-type="float" office:value="1181969" calcext:value-type="float">
            <text:p>1181969</text:p>
          </table:table-cell>
          <table:table-cell office:value-type="float" office:value="55560" calcext:value-type="float">
            <text:p>5556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UMa</text:p>
          </table:table-cell>
          <table:table-cell/>
          <table:table-cell office:value-type="float" office:value="11.38044019" calcext:value-type="float">
            <text:p>11,38044019</text:p>
          </table:table-cell>
          <table:table-cell office:value-type="float" office:value="43.48270463" calcext:value-type="float">
            <text:p>43,48270463</text:p>
          </table:table-cell>
          <table:table-cell office:value-type="float" office:value="4.99" calcext:value-type="float">
            <text:p>4,99</text:p>
          </table:table-cell>
          <table:table-cell table:formula="of:=VLOOKUP(MID([.C39];1;3);[$Conversion.$B$3:.$C$26];2;0)" office:value-type="string" office:string-value="" calcext:value-type="error">
            <text:p>#N/D</text:p>
          </table:table-cell>
          <table:table-cell table:formula="of:=VLOOKUP([.E39];[$Conversion.$G$3:.$H$90];2;0)" office:value-type="string" office:string-value="Ursae_Majoris" calcext:value-type="string">
            <text:p>Ursae_Majoris</text:p>
          </table:table-cell>
          <table:table-cell table:formula="of:=HYPERLINK(COM.MICROSOFT.CONCAT(&quot;https://en.wikipedia.org/wiki/&quot;;[.J39];&quot;_&quot;;[.K39]))" office:value-type="string" office:string-value="" calcext:value-type="error">
            <text:p>#N/D</text:p>
          </table:table-cell>
        </table:table-row>
      </table:table>
      <table:table table:name="Conversion" table:style-name="ta1">
        <office:forms form:automatic-focus="false" form:apply-design-mode="false"/>
        <table:table-column table:style-name="co13" table:number-columns-repeated="6" table:default-cell-style-name="ce31"/>
        <table:table-column table:style-name="co14" table:default-cell-style-name="ce31"/>
        <table:table-column table:style-name="co15" table:default-cell-style-name="ce31"/>
        <table:table-column table:style-name="co13" table:number-columns-repeated="16376" table:default-cell-style-name="ce31"/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38" table:number-columns-repeated="2"/>
          <table:table-cell table:number-columns-repeated="16376"/>
        </table:table-row>
        <table:table-row table:style-name="ro3">
          <table:table-cell/>
          <table:table-cell table:style-name="ce32" office:value-type="string" calcext:value-type="string">
            <text:p>Catalog</text:p>
          </table:table-cell>
          <table:table-cell table:style-name="ce32" office:value-type="string" calcext:value-type="string">
            <text:p>Letter</text:p>
          </table:table-cell>
          <table:table-cell table:style-name="ce34" office:value-type="string" calcext:value-type="string">
            <text:p>Symbol</text:p>
          </table:table-cell>
          <table:table-cell table:number-columns-repeated="2"/>
          <table:table-cell table:style-name="ce38" office:value-type="string" calcext:value-type="string">
            <text:p>IAU <text:span text:style-name="T1">Abbreviation</text:span></text:p>
          </table:table-cell>
          <table:table-cell table:style-name="ce40" office:value-type="string" calcext:value-type="string">
            <text:p>Genitiv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lp</text:p>
          </table:table-cell>
          <table:table-cell table:style-name="ce33" office:value-type="string" calcext:value-type="string">
            <text:p>Alpha</text:p>
          </table:table-cell>
          <table:table-cell table:style-name="ce35" office:value-type="string" calcext:value-type="string">
            <text:p>α </text:p>
          </table:table-cell>
          <table:table-cell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Andromed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Bet</text:p>
          </table:table-cell>
          <table:table-cell table:style-name="ce33" office:value-type="string" calcext:value-type="string">
            <text:p>Beta</text:p>
          </table:table-cell>
          <table:table-cell table:style-name="ce35" office:value-type="string" calcext:value-type="string">
            <text:p>β </text:p>
          </table:table-cell>
          <table:table-cell table:number-columns-repeated="2"/>
          <table:table-cell table:style-name="ce39" office:value-type="string" calcext:value-type="string">
            <text:p>Ant</text:p>
          </table:table-cell>
          <table:table-cell table:style-name="ce39" office:value-type="string" calcext:value-type="string">
            <text:p>Antli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Gam</text:p>
          </table:table-cell>
          <table:table-cell table:style-name="ce33" office:value-type="string" calcext:value-type="string">
            <text:p>Gamma</text:p>
          </table:table-cell>
          <table:table-cell table:style-name="ce35" office:value-type="string" calcext:value-type="string">
            <text:p>γ </text:p>
          </table:table-cell>
          <table:table-cell table:number-columns-repeated="2"/>
          <table:table-cell table:style-name="ce39" office:value-type="string" calcext:value-type="string">
            <text:p>Aps</text:p>
          </table:table-cell>
          <table:table-cell table:style-name="ce39" office:value-type="string" calcext:value-type="string">
            <text:p>Apod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 table:style-name="ce33" office:value-type="string" calcext:value-type="string">
            <text:p>Delta</text:p>
          </table:table-cell>
          <table:table-cell table:style-name="ce35" office:value-type="string" calcext:value-type="string">
            <text:p>δ </text:p>
          </table:table-cell>
          <table:table-cell table:number-columns-repeated="2"/>
          <table:table-cell table:style-name="ce39" office:value-type="string" calcext:value-type="string">
            <text:p>Aqr</text:p>
          </table:table-cell>
          <table:table-cell table:style-name="ce39" office:value-type="string" calcext:value-type="string">
            <text:p>Aquari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Eps</text:p>
          </table:table-cell>
          <table:table-cell table:style-name="ce33" office:value-type="string" calcext:value-type="string">
            <text:p>Epsilon</text:p>
          </table:table-cell>
          <table:table-cell table:style-name="ce35" office:value-type="string" calcext:value-type="string">
            <text:p>ε </text:p>
          </table:table-cell>
          <table:table-cell table:number-columns-repeated="2"/>
          <table:table-cell table:style-name="ce39" office:value-type="string" calcext:value-type="string">
            <text:p>Aql</text:p>
          </table:table-cell>
          <table:table-cell table:style-name="ce39" office:value-type="string" calcext:value-type="string">
            <text:p>Aquil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Zet</text:p>
          </table:table-cell>
          <table:table-cell table:style-name="ce33" office:value-type="string" calcext:value-type="string">
            <text:p>Zeta</text:p>
          </table:table-cell>
          <table:table-cell table:style-name="ce35" office:value-type="string" calcext:value-type="string">
            <text:p>ζ </text:p>
          </table:table-cell>
          <table:table-cell table:number-columns-repeated="2"/>
          <table:table-cell table:style-name="ce39" office:value-type="string" calcext:value-type="string">
            <text:p>Ara</text:p>
          </table:table-cell>
          <table:table-cell table:style-name="ce39" office:value-type="string" calcext:value-type="string">
            <text:p>Arae</text:p>
          </table:table-cell>
          <table:table-cell/>
          <table:table-cell table:formula="of:=VLOOKUP(&quot;Ome&quot;;[.B3:.C26];2;0)" office:value-type="string" office:string-value="Omega" calcext:value-type="string">
            <text:p>Omega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Eta</text:p>
          </table:table-cell>
          <table:table-cell table:style-name="ce33" office:value-type="string" calcext:value-type="string">
            <text:p>Eta</text:p>
          </table:table-cell>
          <table:table-cell table:style-name="ce35" office:value-type="string" calcext:value-type="string">
            <text:p>η </text:p>
          </table:table-cell>
          <table:table-cell table:number-columns-repeated="2"/>
          <table:table-cell table:style-name="ce39" office:value-type="string" calcext:value-type="string">
            <text:p>Ari</text:p>
          </table:table-cell>
          <table:table-cell table:style-name="ce39" office:value-type="string" calcext:value-type="string">
            <text:p>Arie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The</text:p>
          </table:table-cell>
          <table:table-cell table:style-name="ce33" office:value-type="string" calcext:value-type="string">
            <text:p>Theta</text:p>
          </table:table-cell>
          <table:table-cell table:style-name="ce35" office:value-type="string" calcext:value-type="string">
            <text:p>θ </text:p>
          </table:table-cell>
          <table:table-cell table:number-columns-repeated="2"/>
          <table:table-cell table:style-name="ce39" office:value-type="string" calcext:value-type="string">
            <text:p>Aur</text:p>
          </table:table-cell>
          <table:table-cell table:style-name="ce39" office:value-type="string" calcext:value-type="string">
            <text:p>Aurigae</text:p>
          </table:table-cell>
          <table:table-cell/>
          <table:table-cell table:formula="of:=VLOOKUP(&quot;CMi&quot;;[.G3:.H90];2;0)" office:value-type="string" office:string-value="Canis_Minoris" calcext:value-type="string">
            <text:p>Canis_Minoris</text:p>
          </table:table-cell>
          <table:table-cell/>
          <table:table-cell table:formula="of:=dsqq" office:value-type="string" office:string-value="" calcext:value-type="error">
            <text:p>#NOM ?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Iot</text:p>
          </table:table-cell>
          <table:table-cell table:style-name="ce33" office:value-type="string" calcext:value-type="string">
            <text:p>Iota</text:p>
          </table:table-cell>
          <table:table-cell table:style-name="ce35" office:value-type="string" calcext:value-type="string">
            <text:p>ι </text:p>
          </table:table-cell>
          <table:table-cell table:number-columns-repeated="2"/>
          <table:table-cell table:style-name="ce39" office:value-type="string" calcext:value-type="string">
            <text:p>Boo</text:p>
          </table:table-cell>
          <table:table-cell table:style-name="ce39" office:value-type="string" calcext:value-type="string">
            <text:p>Boö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Kap</text:p>
          </table:table-cell>
          <table:table-cell table:style-name="ce33" office:value-type="string" calcext:value-type="string">
            <text:p>Kappa</text:p>
          </table:table-cell>
          <table:table-cell table:style-name="ce35" office:value-type="string" calcext:value-type="string">
            <text:p>κ </text:p>
          </table:table-cell>
          <table:table-cell table:number-columns-repeated="2"/>
          <table:table-cell table:style-name="ce39" office:value-type="string" calcext:value-type="string">
            <text:p>Cae</text:p>
          </table:table-cell>
          <table:table-cell table:style-name="ce39" office:value-type="string" calcext:value-type="string">
            <text:p>Cael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Lam</text:p>
          </table:table-cell>
          <table:table-cell table:style-name="ce33" office:value-type="string" calcext:value-type="string">
            <text:p>Lambda</text:p>
          </table:table-cell>
          <table:table-cell table:style-name="ce35" office:value-type="string" calcext:value-type="string">
            <text:p>λ </text:p>
          </table:table-cell>
          <table:table-cell table:style-name="ce37"/>
          <table:table-cell/>
          <table:table-cell table:style-name="ce39" office:value-type="string" calcext:value-type="string">
            <text:p>Cam</text:p>
          </table:table-cell>
          <table:table-cell table:style-name="ce39" office:value-type="string" calcext:value-type="string">
            <text:p>Camelopardal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Mu</text:p>
          </table:table-cell>
          <table:table-cell table:style-name="ce33" office:value-type="string" calcext:value-type="string">
            <text:p>Mu</text:p>
          </table:table-cell>
          <table:table-cell table:style-name="ce35" office:value-type="string" calcext:value-type="string">
            <text:p>μ </text:p>
          </table:table-cell>
          <table:table-cell table:number-columns-repeated="2"/>
          <table:table-cell table:style-name="ce39" office:value-type="string" calcext:value-type="string">
            <text:p>Cnc</text:p>
          </table:table-cell>
          <table:table-cell table:style-name="ce39" office:value-type="string" calcext:value-type="string">
            <text:p>Cancr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Nu</text:p>
          </table:table-cell>
          <table:table-cell table:style-name="ce33" office:value-type="string" calcext:value-type="string">
            <text:p>Nu</text:p>
          </table:table-cell>
          <table:table-cell table:style-name="ce35" office:value-type="string" calcext:value-type="string">
            <text:p>ν </text:p>
          </table:table-cell>
          <table:table-cell table:number-columns-repeated="2"/>
          <table:table-cell table:style-name="ce39" office:value-type="string" calcext:value-type="string">
            <text:p>CVn</text:p>
          </table:table-cell>
          <table:table-cell table:style-name="ce39" office:value-type="string" calcext:value-type="string">
            <text:p>Canum_Venaticorum</text:p>
          </table:table-cell>
          <table:table-cell table:style-name="ce41"/>
          <table:table-cell table:number-columns-repeated="4"/>
          <table:table-cell table:formula="of:=COM.MICROSOFT.CONCAT(3&quot;51&quot;)" office:value-type="string" office:string-value="" calcext:value-type="error">
            <text:p>Err :509</text:p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Xi</text:p>
          </table:table-cell>
          <table:table-cell table:style-name="ce33" office:value-type="string" calcext:value-type="string">
            <text:p>Xi</text:p>
          </table:table-cell>
          <table:table-cell table:style-name="ce35" office:value-type="string" calcext:value-type="string">
            <text:p>ξ </text:p>
          </table:table-cell>
          <table:table-cell table:number-columns-repeated="2"/>
          <table:table-cell table:style-name="ce39" office:value-type="string" calcext:value-type="string">
            <text:p>CMa</text:p>
          </table:table-cell>
          <table:table-cell table:style-name="ce39" office:value-type="string" calcext:value-type="string">
            <text:p>Canis_Major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Omi</text:p>
          </table:table-cell>
          <table:table-cell table:style-name="ce33" office:value-type="string" calcext:value-type="string">
            <text:p>Omicron</text:p>
          </table:table-cell>
          <table:table-cell table:style-name="ce35" office:value-type="string" calcext:value-type="string">
            <text:p>ο </text:p>
          </table:table-cell>
          <table:table-cell table:number-columns-repeated="2"/>
          <table:table-cell table:style-name="ce39" office:value-type="string" calcext:value-type="string">
            <text:p>CMi</text:p>
          </table:table-cell>
          <table:table-cell table:style-name="ce39" office:value-type="string" calcext:value-type="string">
            <text:p>Canis_Minor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i</text:p>
          </table:table-cell>
          <table:table-cell table:style-name="ce33" office:value-type="string" calcext:value-type="string">
            <text:p>Pi</text:p>
          </table:table-cell>
          <table:table-cell table:style-name="ce35" office:value-type="string" calcext:value-type="string">
            <text:p>π </text:p>
          </table:table-cell>
          <table:table-cell table:number-columns-repeated="2"/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Capricorn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Rho</text:p>
          </table:table-cell>
          <table:table-cell table:style-name="ce33" office:value-type="string" calcext:value-type="string">
            <text:p>Rho</text:p>
          </table:table-cell>
          <table:table-cell table:style-name="ce36" office:value-type="string" calcext:value-type="string">
            <text:p>ρ</text:p>
          </table:table-cell>
          <table:table-cell table:number-columns-repeated="2"/>
          <table:table-cell table:style-name="ce39" office:value-type="string" calcext:value-type="string">
            <text:p>Car</text:p>
          </table:table-cell>
          <table:table-cell table:style-name="ce39" office:value-type="string" calcext:value-type="string">
            <text:p>Carin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Sig</text:p>
          </table:table-cell>
          <table:table-cell table:style-name="ce33" office:value-type="string" calcext:value-type="string">
            <text:p>Sigma</text:p>
          </table:table-cell>
          <table:table-cell table:style-name="ce35" office:value-type="string" calcext:value-type="string">
            <text:p>σ </text:p>
          </table:table-cell>
          <table:table-cell table:number-columns-repeated="2"/>
          <table:table-cell table:style-name="ce39" office:value-type="string" calcext:value-type="string">
            <text:p>Cas</text:p>
          </table:table-cell>
          <table:table-cell table:style-name="ce39" office:value-type="string" calcext:value-type="string">
            <text:p>Cassiopeiae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Tau</text:p>
          </table:table-cell>
          <table:table-cell table:style-name="ce33" office:value-type="string" calcext:value-type="string">
            <text:p>Tau</text:p>
          </table:table-cell>
          <table:table-cell table:style-name="ce36" office:value-type="string" calcext:value-type="string">
            <text:p>τ </text:p>
          </table:table-cell>
          <table:table-cell table:number-columns-repeated="2"/>
          <table:table-cell table:style-name="ce39" office:value-type="string" calcext:value-type="string">
            <text:p>Cen</text:p>
          </table:table-cell>
          <table:table-cell table:style-name="ce39" office:value-type="string" calcext:value-type="string">
            <text:p>Centauri</text:p>
          </table:table-cell>
          <table:table-cell table:number-columns-repeated="5"/>
          <table:table-cell table:formula="of:=COM.MICROSOFT.CONCAT(35;&quot;oui&quot;)" office:value-type="string" office:string-value="35oui" calcext:value-type="string">
            <text:p>35oui</text:p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Ups</text:p>
          </table:table-cell>
          <table:table-cell table:style-name="ce33" office:value-type="string" calcext:value-type="string">
            <text:p>Upsilon</text:p>
          </table:table-cell>
          <table:table-cell table:style-name="ce35" office:value-type="string" calcext:value-type="string">
            <text:p>υ </text:p>
          </table:table-cell>
          <table:table-cell table:number-columns-repeated="2"/>
          <table:table-cell table:style-name="ce39" office:value-type="string" calcext:value-type="string">
            <text:p>Cep</text:p>
          </table:table-cell>
          <table:table-cell table:style-name="ce39" office:value-type="string" calcext:value-type="string">
            <text:p>Cephei</text:p>
          </table:table-cell>
          <table:table-cell table:number-columns-repeated="9"/>
          <table:table-cell table:style-name="ce42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Phi</text:p>
          </table:table-cell>
          <table:table-cell table:style-name="ce33" office:value-type="string" calcext:value-type="string">
            <text:p>Phi</text:p>
          </table:table-cell>
          <table:table-cell table:style-name="ce35" office:value-type="string" calcext:value-type="string">
            <text:p>φ </text:p>
          </table:table-cell>
          <table:table-cell table:number-columns-repeated="2"/>
          <table:table-cell table:style-name="ce39" office:value-type="string" calcext:value-type="string">
            <text:p>Cet</text:p>
          </table:table-cell>
          <table:table-cell table:style-name="ce39" office:value-type="string" calcext:value-type="string">
            <text:p>Cet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Chi</text:p>
          </table:table-cell>
          <table:table-cell table:style-name="ce33" office:value-type="string" calcext:value-type="string">
            <text:p>Chi</text:p>
          </table:table-cell>
          <table:table-cell table:style-name="ce35" office:value-type="string" calcext:value-type="string">
            <text:p>χ </text:p>
          </table:table-cell>
          <table:table-cell table:number-columns-repeated="2"/>
          <table:table-cell table:style-name="ce39" office:value-type="string" calcext:value-type="string">
            <text:p>Cha</text:p>
          </table:table-cell>
          <table:table-cell table:style-name="ce39" office:value-type="string" calcext:value-type="string">
            <text:p>Chamaeleontis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Psi</text:p>
          </table:table-cell>
          <table:table-cell table:style-name="ce33" office:value-type="string" calcext:value-type="string">
            <text:p>Psi</text:p>
          </table:table-cell>
          <table:table-cell table:style-name="ce35" office:value-type="string" calcext:value-type="string">
            <text:p>ψ </text:p>
          </table:table-cell>
          <table:table-cell office:value-type="string" calcext:value-type="string">
            <text:p><text:s/></text:p>
          </table:table-cell>
          <table:table-cell/>
          <table:table-cell table:style-name="ce39" office:value-type="string" calcext:value-type="string">
            <text:p>Cir</text:p>
          </table:table-cell>
          <table:table-cell table:style-name="ce39" office:value-type="string" calcext:value-type="string">
            <text:p>Circini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Ome</text:p>
          </table:table-cell>
          <table:table-cell table:style-name="ce33" office:value-type="string" calcext:value-type="string">
            <text:p>Omega</text:p>
          </table:table-cell>
          <table:table-cell table:style-name="ce35" office:value-type="string" calcext:value-type="string">
            <text:p>ω </text:p>
          </table:table-cell>
          <table:table-cell table:number-columns-repeated="2"/>
          <table:table-cell table:style-name="ce39" office:value-type="string" calcext:value-type="string">
            <text:p>Col</text:p>
          </table:table-cell>
          <table:table-cell table:style-name="ce39" office:value-type="string" calcext:value-type="string">
            <text:p>Columbae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3"/>
          <table:table-cell table:number-columns-repeated="3"/>
          <table:table-cell table:style-name="ce39" office:value-type="string" calcext:value-type="string">
            <text:p>Com</text:p>
          </table:table-cell>
          <table:table-cell table:style-name="ce39" office:value-type="string" calcext:value-type="string">
            <text:p>Comae_Berenice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3"/>
          <table:table-cell table:number-columns-repeated="3"/>
          <table:table-cell table:style-name="ce39" office:value-type="string" calcext:value-type="string">
            <text:p>CrA</text:p>
          </table:table-cell>
          <table:table-cell table:style-name="ce39" office:value-type="string" calcext:value-type="string">
            <text:p>Coronae_Australis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3"/>
          <table:table-cell table:number-columns-repeated="3"/>
          <table:table-cell table:style-name="ce39" office:value-type="string" calcext:value-type="string">
            <text:p>CrB</text:p>
          </table:table-cell>
          <table:table-cell table:style-name="ce39" office:value-type="string" calcext:value-type="string">
            <text:p>Coronae_Borea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Crv</text:p>
          </table:table-cell>
          <table:table-cell table:style-name="ce39" office:value-type="string" calcext:value-type="string">
            <text:p>Corv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Crt</text:p>
          </table:table-cell>
          <table:table-cell table:style-name="ce39" office:value-type="string" calcext:value-type="string">
            <text:p>Crate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Cru</text:p>
          </table:table-cell>
          <table:table-cell table:style-name="ce39" office:value-type="string" calcext:value-type="string">
            <text:p>Cru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Cyg</text:p>
          </table:table-cell>
          <table:table-cell table:style-name="ce39" office:value-type="string" calcext:value-type="string">
            <text:p>Cyg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Del</text:p>
          </table:table-cell>
          <table:table-cell table:style-name="ce39" office:value-type="string" calcext:value-type="string">
            <text:p>Delphi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Dor</text:p>
          </table:table-cell>
          <table:table-cell table:style-name="ce39" office:value-type="string" calcext:value-type="string">
            <text:p>Doradu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Dra</text:p>
          </table:table-cell>
          <table:table-cell table:style-name="ce39" office:value-type="string" calcext:value-type="string">
            <text:p>Drac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Equ</text:p>
          </table:table-cell>
          <table:table-cell table:style-name="ce39" office:value-type="string" calcext:value-type="string">
            <text:p>Equule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Eri</text:p>
          </table:table-cell>
          <table:table-cell table:style-name="ce39" office:value-type="string" calcext:value-type="string">
            <text:p>Erida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For</text:p>
          </table:table-cell>
          <table:table-cell table:style-name="ce39" office:value-type="string" calcext:value-type="string">
            <text:p>Forna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Gem</text:p>
          </table:table-cell>
          <table:table-cell table:style-name="ce39" office:value-type="string" calcext:value-type="string">
            <text:p>Geminor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Gru</text:p>
          </table:table-cell>
          <table:table-cell table:style-name="ce39" office:value-type="string" calcext:value-type="string">
            <text:p>Gru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Her</text:p>
          </table:table-cell>
          <table:table-cell table:style-name="ce39" office:value-type="string" calcext:value-type="string">
            <text:p>Hercu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Hor</text:p>
          </table:table-cell>
          <table:table-cell table:style-name="ce39" office:value-type="string" calcext:value-type="string">
            <text:p>Horolog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Hya</text:p>
          </table:table-cell>
          <table:table-cell table:style-name="ce39" office:value-type="string" calcext:value-type="string">
            <text:p>Hydr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Hyi</text:p>
          </table:table-cell>
          <table:table-cell table:style-name="ce39" office:value-type="string" calcext:value-type="string">
            <text:p>Hydr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Ind</text:p>
          </table:table-cell>
          <table:table-cell table:style-name="ce39" office:value-type="string" calcext:value-type="string">
            <text:p>Ind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Lac</text:p>
          </table:table-cell>
          <table:table-cell table:style-name="ce39" office:value-type="string" calcext:value-type="string">
            <text:p>Lacert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Leo</text:p>
          </table:table-cell>
          <table:table-cell table:style-name="ce39" office:value-type="string" calcext:value-type="string">
            <text:p>Le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LMi</text:p>
          </table:table-cell>
          <table:table-cell table:style-name="ce39" office:value-type="string" calcext:value-type="string">
            <text:p>Leonis_Minoris</text:p>
          </table:table-cell>
          <table:table-cell table:number-columns-repeated="10"/>
          <table:table-cell table:style-name="ce33"/>
          <table:table-cell table:number-columns-repeated="16365"/>
        </table:table-row>
        <table:table-row table:style-name="ro2">
          <table:table-cell table:number-columns-repeated="6"/>
          <table:table-cell table:style-name="ce39" office:value-type="string" calcext:value-type="string">
            <text:p>Lep</text:p>
          </table:table-cell>
          <table:table-cell table:style-name="ce39" office:value-type="string" calcext:value-type="string">
            <text:p>Leporis</text:p>
          </table:table-cell>
          <table:table-cell table:number-columns-repeated="10"/>
          <table:table-cell table:style-name="ce33"/>
          <table:table-cell table:number-columns-repeated="16365"/>
        </table:table-row>
        <table:table-row table:style-name="ro2">
          <table:table-cell table:number-columns-repeated="6"/>
          <table:table-cell table:style-name="ce39" office:value-type="string" calcext:value-type="string">
            <text:p>Lib</text:p>
          </table:table-cell>
          <table:table-cell table:style-name="ce39" office:value-type="string" calcext:value-type="string">
            <text:p>Librae</text:p>
          </table:table-cell>
          <table:table-cell table:number-columns-repeated="10"/>
          <table:table-cell table:style-name="ce33"/>
          <table:table-cell table:number-columns-repeated="16365"/>
        </table:table-row>
        <table:table-row table:style-name="ro2">
          <table:table-cell table:number-columns-repeated="6"/>
          <table:table-cell table:style-name="ce39" office:value-type="string" calcext:value-type="string">
            <text:p>Lup</text:p>
          </table:table-cell>
          <table:table-cell table:style-name="ce39" office:value-type="string" calcext:value-type="string">
            <text:p>Lup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Lyn</text:p>
          </table:table-cell>
          <table:table-cell table:style-name="ce39" office:value-type="string" calcext:value-type="string">
            <text:p>Lyn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Lyr</text:p>
          </table:table-cell>
          <table:table-cell table:style-name="ce39" office:value-type="string" calcext:value-type="string">
            <text:p>Lyr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Men</text:p>
          </table:table-cell>
          <table:table-cell table:style-name="ce39" office:value-type="string" calcext:value-type="string">
            <text:p>Mens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Mic</text:p>
          </table:table-cell>
          <table:table-cell table:style-name="ce39" office:value-type="string" calcext:value-type="string">
            <text:p>Microsco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Mon</text:p>
          </table:table-cell>
          <table:table-cell table:style-name="ce39" office:value-type="string" calcext:value-type="string">
            <text:p>Monocero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Mus</text:p>
          </table:table-cell>
          <table:table-cell table:style-name="ce39" office:value-type="string" calcext:value-type="string">
            <text:p>Musc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Nor</text:p>
          </table:table-cell>
          <table:table-cell table:style-name="ce39" office:value-type="string" calcext:value-type="string">
            <text:p>Norm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Oct</text:p>
          </table:table-cell>
          <table:table-cell table:style-name="ce39" office:value-type="string" calcext:value-type="string">
            <text:p>Oct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Oph</text:p>
          </table:table-cell>
          <table:table-cell table:style-name="ce39" office:value-type="string" calcext:value-type="string">
            <text:p>Ophiuch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Ori</text:p>
          </table:table-cell>
          <table:table-cell table:style-name="ce39" office:value-type="string" calcext:value-type="string">
            <text:p>Ori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av</text:p>
          </table:table-cell>
          <table:table-cell table:style-name="ce39" office:value-type="string" calcext:value-type="string">
            <text:p>Pavo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eg</text:p>
          </table:table-cell>
          <table:table-cell table:style-name="ce39" office:value-type="string" calcext:value-type="string">
            <text:p>Pegas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er</text:p>
          </table:table-cell>
          <table:table-cell table:style-name="ce39" office:value-type="string" calcext:value-type="string">
            <text:p>Perse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he</text:p>
          </table:table-cell>
          <table:table-cell table:style-name="ce39" office:value-type="string" calcext:value-type="string">
            <text:p>Phoenic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ic</text:p>
          </table:table-cell>
          <table:table-cell table:style-name="ce39" office:value-type="string" calcext:value-type="string">
            <text:p>Pict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sc</text:p>
          </table:table-cell>
          <table:table-cell table:style-name="ce39" office:value-type="string" calcext:value-type="string">
            <text:p>Pisci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sA</text:p>
          </table:table-cell>
          <table:table-cell table:style-name="ce39" office:value-type="string" calcext:value-type="string">
            <text:p>Piscis_Austrin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up</text:p>
          </table:table-cell>
          <table:table-cell table:style-name="ce39" office:value-type="string" calcext:value-type="string">
            <text:p>Pupp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Pyx</text:p>
          </table:table-cell>
          <table:table-cell table:style-name="ce39" office:value-type="string" calcext:value-type="string">
            <text:p>Pyxid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Ret</text:p>
          </table:table-cell>
          <table:table-cell table:style-name="ce39" office:value-type="string" calcext:value-type="string">
            <text:p>Reticul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ge</text:p>
          </table:table-cell>
          <table:table-cell table:style-name="ce39" office:value-type="string" calcext:value-type="string">
            <text:p>Sagitt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gr</text:p>
          </table:table-cell>
          <table:table-cell table:style-name="ce39" office:value-type="string" calcext:value-type="string">
            <text:p>Sagittar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co</text:p>
          </table:table-cell>
          <table:table-cell table:style-name="ce39" office:value-type="string" calcext:value-type="string">
            <text:p>Scor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cl</text:p>
          </table:table-cell>
          <table:table-cell table:style-name="ce39" office:value-type="string" calcext:value-type="string">
            <text:p>Sculpt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ct</text:p>
          </table:table-cell>
          <table:table-cell table:style-name="ce39" office:value-type="string" calcext:value-type="string">
            <text:p>Scut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er</text:p>
          </table:table-cell>
          <table:table-cell table:style-name="ce39" office:value-type="string" calcext:value-type="string">
            <text:p>Serpe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Sex</text:p>
          </table:table-cell>
          <table:table-cell table:style-name="ce39" office:value-type="string" calcext:value-type="string">
            <text:p>Sext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Tau</text:p>
          </table:table-cell>
          <table:table-cell table:style-name="ce39" office:value-type="string" calcext:value-type="string">
            <text:p>Taur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Tel</text:p>
          </table:table-cell>
          <table:table-cell table:style-name="ce39" office:value-type="string" calcext:value-type="string">
            <text:p>Telescopi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Tri</text:p>
          </table:table-cell>
          <table:table-cell table:style-name="ce39" office:value-type="string" calcext:value-type="string">
            <text:p>Trianguli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TrA</text:p>
          </table:table-cell>
          <table:table-cell table:style-name="ce39" office:value-type="string" calcext:value-type="string">
            <text:p>Trianguli_Austral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Tuc</text:p>
          </table:table-cell>
          <table:table-cell table:style-name="ce39" office:value-type="string" calcext:value-type="string">
            <text:p>Tucanae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UMa</text:p>
          </table:table-cell>
          <table:table-cell table:style-name="ce39" office:value-type="string" calcext:value-type="string">
            <text:p>Ursae_Maj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UMi</text:p>
          </table:table-cell>
          <table:table-cell table:style-name="ce39" office:value-type="string" calcext:value-type="string">
            <text:p>Ursae_Minor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Vel</text:p>
          </table:table-cell>
          <table:table-cell table:style-name="ce39" office:value-type="string" calcext:value-type="string">
            <text:p>Velorum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Vir</text:p>
          </table:table-cell>
          <table:table-cell table:style-name="ce39" office:value-type="string" calcext:value-type="string">
            <text:p>Virgin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Vol</text:p>
          </table:table-cell>
          <table:table-cell table:style-name="ce39" office:value-type="string" calcext:value-type="string">
            <text:p>Volantis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39" office:value-type="string" calcext:value-type="string">
            <text:p>Vul</text:p>
          </table:table-cell>
          <table:table-cell table:style-name="ce39" office:value-type="string" calcext:value-type="string">
            <text:p>Vulpeculae</text:p>
          </table:table-cell>
          <table:table-cell table:number-columns-repeated="16376"/>
        </table:table-row>
        <table:table-row table:style-name="ro2" table:number-rows-repeated="104848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athyg_24_reduced_m10.A1:athyg_24_reduced_m10.I330341" table:display-filter-buttons="true"/>
        <table:database-range table:name="__Anonymous_Sheet_DB__1" table:target-range-address="Conversion.B2:Conversion.E2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21:59:27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5T22:29:03.666000000</dc:date>
    <meta:editing-duration>PT1H1M23S</meta:editing-duration>
    <meta:editing-cycles>16</meta:editing-cycles>
    <meta:generator>LibreOffice/24.2.1.2$Windows_X86_64 LibreOffice_project/db4def46b0453cc22e2d0305797cf981b68ef5ac</meta:generator>
    <meta:document-statistic meta:table-count="2" meta:cell-count="688" meta:object-count="0"/>
  </office:meta>
</office:document-meta>
</file>